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2cm" fo:margin-bottom="0cm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372cm" fo:margin-bottom="0cm" fo:text-indent="0cm" style:writing-mode="lr-tb"/>
    </style:style>
    <style:style style:name="P13" style:family="paragraph">
      <style:paragraph-properties fo:margin-left="0cm" fo:margin-right="0cm" fo:margin-top="0.3cm" fo:margin-bottom="0cm" fo:text-indent="0cm"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0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3700 bytes (876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8"><text:span text:style-name="T4">The formal name is </text:span>EIP-2535</text:p>
              </text:list-item>
              <text:list-item>
                <text:p text:style-name="P8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3" draw:text-style-name="P11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2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2">Liquidity pool exchange:</text:p>
                <text:list>
                  <text:list-item>
                    <text:p text:style-name="P13">Provides liquidity even though no one else is there</text:p>
                  </text:list-item>
                </text:list>
              </text:list-item>
              <text:list-item>
                <text:p text:style-name="P12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</text:span><text:span text:style-name="T4">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8">Swapping multiple tokens offers an arbitrage opportunity only if there exists an arbitrage opportunity between only 3 of the tokens</text:p>
              </text:list-item>
              <text:list-item>
                <text:p text:style-name="P8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3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4" draw:text-style-name="P14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0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 text:style-name="P10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 text:style-name="P10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 text:style-name="P10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0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1H59M39S</meta:editing-duration>
    <meta:editing-cycles>269</meta:editing-cycles>
    <meta:generator>LibreOffice/7.2.7.2$Linux_X86_64 LibreOffice_project/20$Build-2</meta:generator>
    <dc:title>Blue Curve</dc:title>
    <dc:date>2022-06-16T00:28:18.673619296</dc:date>
    <meta:document-statistic meta:object-count="215"/>
  </office:meta>
</office:document-meta>
</file>